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291" officeooo:paragraph-rsid="00032291"/>
    </style:style>
    <style:style style:name="P2" style:family="paragraph" style:parent-style-name="Standard">
      <style:paragraph-properties fo:text-align="start" style:justify-single-word="false"/>
      <style:text-properties officeooo:rsid="00032291" officeooo:paragraph-rsid="00032291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2291" officeooo:paragraph-rsid="0003229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32291" officeooo:paragraph-rsid="00032291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032291" officeooo:paragraph-rsid="0004cb7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2291" officeooo:paragraph-rsid="0004cb7a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032291" officeooo:paragraph-rsid="0004cb7a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officeooo:rsid="00032291" officeooo:paragraph-rsid="0004cb7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cb7a" officeooo:paragraph-rsid="0004cb7a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04cb7a" officeooo:paragraph-rsid="0004cb7a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04cb7a" officeooo:paragraph-rsid="0004cb7a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officeooo:rsid="0004cb7a" officeooo:paragraph-rsid="0004cb7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4cb7a" officeooo:paragraph-rsid="0004cb7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229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 détaillé</text:p>
      <text:p text:style-name="P2"><text:span text:style-name="T1">Nom : </text:span>commande</text:p>
      <text:p text:style-name="P2"><text:span text:style-name="T1">Acteur :</text:span> client</text:p>
      <text:p text:style-name="P2"><text:span text:style-name="T1">Données d’entrée : </text:span>Produit sélectionnes par le client</text:p>
      <text:p text:style-name="P2">Le cas d’utilisation commence lorsque le client clique sur le bouton « valider mon panier »</text:p>
      <text:p text:style-name="P3">Scenario principal :</text:p>
      <text:p text:style-name="P3"/>
      <text:list xml:id="list1630503614" text:style-name="L1">
        <text:list-item>
          <text:p text:style-name="P4">le système demande de se connecter</text:p>
        </text:list-item>
        <text:list-item>
          <text:p text:style-name="P4">le client se connecte</text:p>
        </text:list-item>
        <text:list-item>
          <text:p text:style-name="P4">le système demande de choisir le mode de livraison </text:p>
        </text:list-item>
        <text:list-item>
          <text:p text:style-name="P4">le client choisie le mode de livraison</text:p>
        </text:list-item>
        <text:list-item>
          <text:p text:style-name="P4">le client rentre les donnée de paiement dans un formulaire et confirme le paiement</text:p>
        </text:list-item>
        <text:list-item>
          <text:p text:style-name="P4">le système le renvoie a la page d’accueil et envoie un mail de confirmation</text:p>
        </text:list-item>
      </text:list>
      <text:p text:style-name="P9"/>
      <text:p text:style-name="P13">Scenario alternative 1 :</text:p>
      <text:p text:style-name="P13"/>
      <text:list xml:id="list1717912538" text:style-name="L2">
        <text:list-item>
          <text:p text:style-name="P10">le système demande de se connecter</text:p>
        </text:list-item>
        <text:list-item>
          <text:p text:style-name="P10">le client n’a pas de compte client donc il le créer </text:p>
        </text:list-item>
        <text:list-item>
          <text:p text:style-name="P10"><text:s/>il se connecter</text:p>
        </text:list-item>
        <text:list-item>
          <text:p text:style-name="P10"><text:s/><text:span text:style-name="T2">le système demande de choisir le mode de livraison </text:span></text:p>
        </text:list-item>
        <text:list-item>
          <text:p text:style-name="P5">le client choisie le mode de livraison</text:p>
        </text:list-item>
        <text:list-item>
          <text:p text:style-name="P5">le client rentre les donnée de paiement dans un formulaire et confirme le paiement</text:p>
        </text:list-item>
        <text:list-item>
          <text:p text:style-name="P5">le système le renvoie a la page d’accueil et envoie un mail de confirmation</text:p>
        </text:list-item>
      </text:list>
      <text:p text:style-name="P6"/>
      <text:p text:style-name="P13">Scenario alternative 2 :</text:p>
      <text:p text:style-name="P13"/>
      <text:list xml:id="list452136735" text:style-name="L3">
        <text:list-item>
          <text:p text:style-name="P7">le système demande de se connecter</text:p>
        </text:list-item>
        <text:list-item>
          <text:p text:style-name="P7">le client se connecte</text:p>
        </text:list-item>
        <text:list-item>
          <text:p text:style-name="P7">le système demande de choisir le mode de livraison </text:p>
        </text:list-item>
        <text:list-item>
          <text:p text:style-name="P11">le client n’aime pas les choix de livraison</text:p>
        </text:list-item>
        <text:list-item>
          <text:p text:style-name="P11">le système abandonne la commande et la commande n’est pas enregistrer</text:p>
        </text:list-item>
      </text:list>
      <text:p text:style-name="P9"/>
      <text:p text:style-name="P13">Scenario alternative 3 :</text:p>
      <text:p text:style-name="P13"/>
      <text:list xml:id="list2430551312" text:style-name="L4">
        <text:list-item>
          <text:p text:style-name="P12">le système demande de se connecter</text:p>
        </text:list-item>
        <text:list-item>
          <text:p text:style-name="P12"><text:s/>il se connecter</text:p>
        </text:list-item>
        <text:list-item>
          <text:p text:style-name="P12"><text:s/><text:span text:style-name="T2">le système demande de choisir le mode de livraison </text:span></text:p>
        </text:list-item>
        <text:list-item>
          <text:p text:style-name="P8">le client choisie le mode de livraison</text:p>
        </text:list-item>
        <text:list-item>
          <text:p text:style-name="P8">le client rentre les donnée de paiement dans un formulaire et confirme le paiement</text:p>
        </text:list-item>
        <text:list-item>
          <text:p text:style-name="P12">le système abandonne la commande et la commande n’est pas enregistr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0:21:05.772858426</meta:creation-date>
    <dc:date>2023-10-18T16:33:48.380431211</dc:date>
    <meta:editing-duration>PT9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278" meta:character-count="1498" meta:non-whitespace-character-count="1268"/>
  </office:meta>
</office:document-meta>
</file>